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stem-ui" svg:font-family="system-ui, apple-system, BlinkMacSystemFont, 'Segoe UI', Roboto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size="10.5pt" style:font-size-asian="10.5pt" style:font-size-complex="10.5pt"/>
    </style:style>
    <style:style style:name="P5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size="10.5pt" style:font-size-asian="10.5pt" style:font-size-complex="10.5pt"/>
    </style:style>
    <style:style style:name="P6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left="0in" fo:margin-right="0in" fo:margin-top="0.1252in" fo:margin-bottom="0in" fo:orphans="2" fo:widows="2" fo:text-indent="0in" style:auto-text-indent="false"/>
      <style:text-properties fo:font-variant="normal" fo:text-transform="none" fo:color="#e3e3e8" style:font-name="system-ui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left="0in" fo:margin-right="0in" fo:margin-top="0.1252in" fo:margin-bottom="0in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/>
    </style:style>
    <style:style style:name="P12" style:family="paragraph" style:parent-style-name="Text_20_body">
      <style:paragraph-properties fo:margin-top="0in" fo:margin-bottom="0in" fo:padding="0in" fo:border="none"/>
    </style:style>
    <style:style style:name="P13" style:family="paragraph" style:parent-style-name="Text_20_body" style:list-style-name="L1">
      <style:paragraph-properties fo:margin-top="0.1252in" fo:margin-bottom="0in" fo:orphans="2" fo:widows="2" fo:padding="0in" fo:border="none"/>
    </style:style>
    <style:style style:name="P14" style:family="paragraph" style:parent-style-name="Text_20_body" style:list-style-name="L1">
      <style:paragraph-properties fo:margin-top="0.1252in" fo:margin-bottom="0in" fo:orphans="2" fo:widows="2" fo:padding="0in" fo:border="none"/>
      <style:text-properties fo:font-variant="normal" fo:text-transform="none" fo:color="#e3e3e8" style:font-name="system-ui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top="0.1252in" fo:margin-bottom="0in" fo:orphans="2" fo:widows="2" fo:padding="0in" fo:border="none"/>
      <style:text-properties fo:font-variant="normal" fo:text-transform="none" fo:color="#e3e3e8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e3e3e8" style:font-name="system-ui" fo:font-size="12pt" fo:letter-spacing="normal" fo:font-style="normal" fo:font-weight="bold"/>
    </style:style>
    <style:style style:name="T3" style:family="text">
      <style:text-properties fo:font-variant="normal" fo:text-transform="none" fo:color="#e3e3e8" style:font-name="system-ui" fo:font-size="12pt" fo:letter-spacing="normal" fo:font-style="normal" fo:font-weight="normal"/>
    </style:style>
    <style:style style:name="T4" style:family="text">
      <style:text-properties fo:font-variant="normal" fo:text-transform="none" fo:color="#c7c7cc" style:text-line-through-style="none" style:font-name="system-ui" fo:font-size="12pt" fo:letter-spacing="normal" fo:font-style="normal" style:text-underline-style="none" fo:font-weight="normal" style:text-blinking="false"/>
    </style:style>
    <style:style style:name="T5" style:family="text">
      <style:text-properties fo:color="#c7c7cc" style:text-line-through-styl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4"><text:span text:style-name="T1">The daily nutritional requirements for men and women</text:span> </text:p>
      <text:p text:style-name="P4">based average body size, muscle mass, and physiological needs. </text:p>
      <text:p text:style-name="P5"/>
      <text:p text:style-name="P6">Women:</text:p>
      <text:p text:style-name="P5">Calories: 1,600–2,400 kcal</text:p>
      <text:p text:style-name="P5">Protein: 46 g (sedentary)</text:p>
      <text:p text:style-name="P5">Fiber: 25 g</text:p>
      <text:p text:style-name="P5">Water: 2,100 mL (8 cups)</text:p>
      <text:p text:style-name="P5">Omega-3: 1.1 g</text:p>
      <text:p text:style-name="P5">Calcium: 1,000 mg (1,200 mg after 50)</text:p>
      <text:p text:style-name="P5">Iron: 18 mg (27 mg during pregnancy)</text:p>
      <text:p text:style-name="P5">Folate: 400 mcg (600 mcg during pregnancy)</text:p>
      <text:p text:style-name="P5">Alcohol: 1 serving/day</text:p>
      <text:p text:style-name="P5"/>
      <text:p text:style-name="P6">Men:</text:p>
      <text:p text:style-name="P5">Calories: 2,000–3,200 kcal</text:p>
      <text:p text:style-name="P5">Protein: 56 g (sedentary)</text:p>
      <text:p text:style-name="P5">Fiber: 38 g</text:p>
      <text:p text:style-name="P5">Water: 2,600 mL (10 cups)</text:p>
      <text:p text:style-name="P5">Omega-3: 1.6 g</text:p>
      <text:p text:style-name="P5">Calcium: 1,000 mg (1,200 mg after 50)</text:p>
      <text:p text:style-name="P5">Iron: 8 mg</text:p>
      <text:p text:style-name="P5">Folate: 400 mcg</text:p>
      <text:p text:style-name="P5">Alcohol: 2 servings/day</text:p>
      <text:p text:style-name="P5">Note: Requirements may vary based on age, activity level, and health status.</text:p>
      <text:p text:style-name="P5"/>
      <text:p text:style-name="P7">Summary of Perennial Survival Plants</text:p>
      <text:p text:style-name="P7">Plant Names, Planting Times &amp; Notable Benefits</text:p>
      <text:p text:style-name="P8"/>
      <text:p text:style-name="P8">---</text:p>
      <text:p text:style-name="P8">**Siberian Pea Shrub** <text:s/></text:p>
      <text:p text:style-name="P8">(Caragana arborescens) <text:s/></text:p>
      <text:p text:style-name="P8">**Plant:** Spring (as a hedge or windbreak) <text:s/></text:p>
      <text:p text:style-name="P8">**Harvest:** Late summer (seed pods), spring (young shoots/leaves) <text:s/></text:p>
      <text:p text:style-name="P8">**Primary Nutritional Benefit:** High protein from edible seeds (nutty, lentil-like), plus nitrogen fixation to improve soil fertility. <text:s/></text:p>
      <text:p text:style-name="P8">• Nitrogen-fixing legume improves soil <text:s/></text:p>
      <text:p text:style-name="P8">• Edible pea-like seeds (nutty flavor, high protein) <text:s/></text:p>
      <text:p text:style-name="P8">• Produces for 50+ years <text:s/></text:p>
      <text:p text:style-name="P8">• Hardy to -40°F <text:s/></text:p>
      <text:p text:style-name="P8">• Young shoots/leaves edible in spring <text:s/></text:p>
      <text:p text:style-name="P8">• Livestock fodder <text:s/></text:p>
      <text:p text:style-name="P8"/>
      <text:p text:style-name="P8">---</text:p>
      <text:p text:style-name="P8">**Sea Kale** <text:s/></text:p>
      <text:p text:style-name="P8">(Crambe maritima) <text:s/></text:p>
      <text:p text:style-name="P8">**Plant:** Spring (root cuttings or crowns) <text:s/></text:p>
      <text:p text:style-name="P8">**Harvest:** Spring (shoots), late spring (flower buds), summer (leaves) <text:s/></text:p>
      <text:p text:style-name="P8">**Primary Nutritional Benefit:** Rich in vitamins A, C, and K; provides three edible parts (shoots, leaves, buds) for diverse micronutrient intake. <text:s/></text:p>
      <text:p text:style-name="P8">• 3 crops in 1: shoots (asparagus-like), leaves (cabbage-like), flower buds (broccoli-like) <text:s/></text:p>
      <text:p text:style-name="P8">• Produces 10-15 years <text:s/></text:p>
      <text:p text:style-name="P8">• Thrives in poor, sandy soil <text:s/></text:p>
      <text:p text:style-name="P8">• Cold hardy to zone 4 <text:s/></text:p>
      <text:p text:style-name="P8"/>
      <text:p text:style-name="P8"><text:soft-page-break/>---</text:p>
      <text:p text:style-name="P8">**Jerusalem Artichoke** <text:s/></text:p>
      <text:p text:style-name="P8">(Sunchoke) <text:s/></text:p>
      <text:p text:style-name="P8">**Plant:** Spring (tubers) <text:s/></text:p>
      <text:p text:style-name="P8">**Harvest:** Fall (after first frost), anytime through winter <text:s/></text:p>
      <text:p text:style-name="P8">**Primary Nutritional Benefit:** High in inulin (prebiotic fiber), supports gut health and provides calorie-dense tubers. <text:s/></text:p>
      <text:p text:style-name="P8">• 1 tuber produces 5-10 lbs by fall <text:s/></text:p>
      <text:p text:style-name="P8">• Stores in ground all winter <text:s/></text:p>
      <text:p text:style-name="P8">• High in inulin (prebiotic fiber) <text:s/></text:p>
      <text:p text:style-name="P8">• Perennial, spreads aggressively <text:s/></text:p>
      <text:p text:style-name="P8">• Calorie-dense <text:s/></text:p>
      <text:p text:style-name="P8"/>
      <text:p text:style-name="P8">---</text:p>
      <text:p text:style-name="P8">**Asparagus** <text:s/></text:p>
      <text:p text:style-name="P8">**Plant:** Spring (crowns in trench) <text:s/></text:p>
      <text:p text:style-name="P8">**Harvest:** Early spring (April/May), 6-8 weeks <text:s/></text:p>
      <text:p text:style-name="P8">**Primary Nutritional Benefit:** Excellent source of vitamins A, C, K, and folate; one of the first fresh vegetables in spring. <text:s/></text:p>
      <text:p text:style-name="P8">• Produces 15-25 years <text:s/></text:p>
      <text:p text:style-name="P8">• First fresh vegetable of spring <text:s/></text:p>
      <text:p text:style-name="P8">• 10-20 lbs per year from 10'x4' bed <text:s/></text:p>
      <text:p text:style-name="P8">• High in vitamins A, C, K, folate <text:s/></text:p>
      <text:p text:style-name="P8">• Harvest daily for 6-8 weeks <text:s/></text:p>
      <text:p text:style-name="P8"/>
      <text:p text:style-name="P8">---</text:p>
      <text:p text:style-name="P8">**Rhubarb** <text:s/></text:p>
      <text:p text:style-name="P8">**Plant:** Early spring (crowns) <text:s/></text:p>
      <text:p text:style-name="P8">**Harvest:** Spring (stalks), 6-8 weeks <text:s/></text:p>
      <text:p text:style-name="P8">**Primary Nutritional Benefit:** High in vitamin K, calcium, and antioxidants; produces long-term food and natural mulch. <text:s/></text:p>
      <text:p text:style-name="P8">• Produces 20+ years <text:s/></text:p>
      <text:p text:style-name="P8">• 5-10 lbs stalks per plant annually <text:s/></text:p>
      <text:p text:style-name="P8">• High in vitamin K, calcium, antioxidants <text:s/></text:p>
      <text:p text:style-name="P8">• Giant leaves = natural mulch <text:s/></text:p>
      <text:p text:style-name="P8">• Cold hardy to zone 3 <text:s/></text:p>
      <text:p text:style-name="P8"/>
      <text:p text:style-name="P8">---</text:p>
      <text:p text:style-name="P8">**Chives** <text:s/></text:p>
      <text:p text:style-name="P8">**Plant:** Spring (divisions or seeds) <text:s/></text:p>
      <text:p text:style-name="P8">**Harvest:** Spring through fall (leaves and flowers) <text:s/></text:p>
      <text:p text:style-name="P8">**Primary Nutritional Benefit:** Rich in sulfur compounds, antioxidants, and immune-boosting compounds; adds flavor and nutrition. <text:s/></text:p>
      <text:p text:style-name="P8">• Perennial allium, cold hardy to zone 3 <text:s/></text:p>
      <text:p text:style-name="P8">• Adds flavor + immune-boosting compounds <text:s/></text:p>
      <text:p text:style-name="P8">• Edible leaves and flowers <text:s/></text:p>
      <text:p text:style-name="P8">• Produces spring through fall <text:s/></text:p>
      <text:p text:style-name="P8">• Minimal maintenance <text:s/></text:p>
      <text:p text:style-name="P8"/>
      <text:p text:style-name="P8">---</text:p>
      <text:p text:style-name="P8">**Perennial Kale** <text:s/></text:p>
      <text:p text:style-name="P8">(Tree Collards) <text:s/></text:p>
      <text:p text:style-name="P8">**Plant:** Spring (cuttings) <text:s/></text:p>
      <text:p text:style-name="P8">**Harvest:** Year-round (continuous) <text:s/></text:p>
      <text:p text:style-name="P8">**Primary Nutritional Benefit:** High in vitamins A, C, K, calcium, and iron; provides year-round leafy greens. <text:s/></text:p>
      <text:p text:style-name="P8">• Produces year-round for 5-10 years <text:s/></text:p>
      <text:p text:style-name="P8"><text:soft-page-break/>• Continuous harvest without bolting <text:s/></text:p>
      <text:p text:style-name="P8">• High in vitamins A, C, K, calcium, iron <text:s/></text:p>
      <text:p text:style-name="P8">• Propagates easily from cuttings <text:s/></text:p>
      <text:p text:style-name="P8"/>
      <text:p text:style-name="P8">---</text:p>
      <text:p text:style-name="P8">**Good King Henry** <text:s/></text:p>
      <text:p text:style-name="P8">(Chenopodium bonus-henricus) <text:s/></text:p>
      <text:p text:style-name="P8">**Plant:** Spring (seeds or divisions) <text:s/></text:p>
      <text:p text:style-name="P8">**Harvest:** Early spring through late fall <text:s/></text:p>
      <text:p text:style-name="P8">**Primary Nutritional Benefit:** High in vitamins A, C, calcium, and iron; outperforms annual spinach in yield and cold tolerance. <text:s/></text:p>
      <text:p text:style-name="P8">• Produces 6 months continuously (spring-fall) <text:s/></text:p>
      <text:p text:style-name="P8">• Doesn't bolt like annual spinach <text:s/></text:p>
      <text:p text:style-name="P8">• Cold hardy to zone 3 <text:s/></text:p>
      <text:p text:style-name="P8">• Lasts 5-10 years <text:s/></text:p>
      <text:p text:style-name="P8"/>
      <text:p text:style-name="P8">---</text:p>
      <text:p text:style-name="P8">**Egyptian Walking Onions** <text:s/></text:p>
      <text:p text:style-name="P8">(Top-Setting Onions) <text:s/></text:p>
      <text:p text:style-name="P8">**Plant:** Spring or fall (bulblets) <text:s/></text:p>
      <text:p text:style-name="P8">**Harvest:** Spring (greens), late summer (bulblets) <text:s/></text:p>
      <text:p text:style-name="P8">**Primary Nutritional Benefit:** Provides both greens and bulbs rich in sulfur compounds and immune-supporting compounds. <text:s/></text:p>
      <text:p text:style-name="P8">• Self-propagating (walks across garden) <text:s/></text:p>
      <text:p text:style-name="P8">• Edible greens year-round + bulblets <text:s/></text:p>
      <text:p text:style-name="P8">• Cold hardy to zone 3 <text:s/></text:p>
      <text:p text:style-name="P8">• Never needs replanting <text:s/></text:p>
      <text:p text:style-name="P8">• Produces indefinitely <text:s/></text:p>
      <text:p text:style-name="P8"/>
      <text:p text:style-name="P8">---</text:p>
      <text:p text:style-name="P8">**American Groundnut** <text:s/></text:p>
      <text:p text:style-name="P8">(Apios americana) <text:s/></text:p>
      <text:p text:style-name="P8">**Plant:** Spring (tubers) <text:s/></text:p>
      <text:p text:style-name="P8">**Harvest:** Late fall or early spring (tubers) <text:s/></text:p>
      <text:p text:style-name="P8">**Primary Nutritional Benefit:** Highest protein content among root crops (15-17%), plus nitrogen fixation to improve soil. <text:s/></text:p>
      <text:p text:style-name="P8">• 15-17% protein (highest of root crops) <text:s/></text:p>
      <text:p text:style-name="P8">• Nitrogen-fixing legume <text:s/></text:p>
      <text:p text:style-name="P8">• Stores in ground all winter <text:s/></text:p>
      <text:p text:style-name="P8">• Native, cold hardy to zone 3 <text:s/></text:p>
      <text:p text:style-name="P8">• Calorie and nutrient dense <text:s/></text:p>
      <text:p text:style-name="P8"/>
      <text:p text:style-name="P8">---</text:p>
      <text:p text:style-name="P8">**Horseradish** <text:s/></text:p>
      <text:p text:style-name="P8">**Plant:** Spring (roots) <text:s/></text:p>
      <text:p text:style-name="P8">**Harvest:** Fall of second year (roots) <text:s/></text:p>
      <text:p text:style-name="P8">**Primary Nutritional Benefit:** High in vitamin C and antioxidants; supports immune function and digestion. <text:s/></text:p>
      <text:p text:style-name="P8">• Easiest perennial to grow <text:s/></text:p>
      <text:p text:style-name="P8">• Harvest roots in fall of second season <text:s/></text:p>
      <text:p text:style-name="P8">• Tangy condiment ingredient <text:s/></text:p>
      <text:p text:style-name="P8">• Leave small roots to regrow <text:s/></text:p>
      <text:p text:style-name="P8">• Requires only sun and drainage <text:s/></text:p>
      <text:p text:style-name="P8"/>
      <text:p text:style-name="P8">---</text:p>
      <text:p text:style-name="P8">**Raspberries** <text:s/></text:p>
      <text:p text:style-name="P8">**Plant:** Spring (canes) <text:s/></text:p>
      <text:p text:style-name="P8"><text:soft-page-break/>**Harvest:** Summer (fruit) <text:s/></text:p>
      <text:p text:style-name="P8">**Primary Nutritional Benefit:** Rich in antioxidants and vitamin C; supports immune health. <text:s/></text:p>
      <text:p text:style-name="P8">• Antioxidant-rich fruit <text:s/></text:p>
      <text:p text:style-name="P8">• Biennial canes, perennial roots <text:s/></text:p>
      <text:p text:style-name="P8">• Produces new shoots annually <text:s/></text:p>
      <text:p text:style-name="P8">• Grows in sunny, fertile locations <text:s/></text:p>
      <text:p text:style-name="P8"/>
      <text:p text:style-name="P8">---</text:p>
      <text:p text:style-name="P8">**Strawberries** <text:s/></text:p>
      <text:p text:style-name="P8">**Plant:** Spring (crowns) <text:s/></text:p>
      <text:p text:style-name="P8">**Harvest:** Summer (fruit) <text:s/></text:p>
      <text:p text:style-name="P8">**Primary Nutritional Benefit:** High in vitamin C and antioxidants; supports immune function. <text:s/></text:p>
      <text:p text:style-name="P8">• Short-lived perennial, self-propagating via runners <text:s/></text:p>
      <text:p text:style-name="P8">• Begin harvesting in 2-3 months <text:s/></text:p>
      <text:p text:style-name="P8">• Readily forms new plants <text:s/></text:p>
      <text:p text:style-name="P8">• Remove older, declining plants <text:s/></text:p>
      <text:p text:style-name="P8"/>
      <text:p text:style-name="P8">---</text:p>
      <text:p text:style-name="P8">**Grapes** <text:s/></text:p>
      <text:p text:style-name="P8">**Plant:** Spring (vines) <text:s/></text:p>
      <text:p text:style-name="P8">**Harvest:** Late summer to fall (fruit) <text:s/></text:p>
      <text:p text:style-name="P8">**Primary Nutritional Benefit:** Rich in antioxidants and polyphenols; supports heart and immune health. <text:s/></text:p>
      <text:p text:style-name="P8">• Attractive shade-producing vines <text:s/></text:p>
      <text:p text:style-name="P8">• Requires trellis training and annual pruning <text:s/></text:p>
      <text:p text:style-name="P8">• Choose climate-appropriate varieties <text:s/></text:p>
      <text:p text:style-name="P8"/>
      <text:p text:style-name="P8">---</text:p>
      <text:p text:style-name="P8">**Blueberries** <text:s/></text:p>
      <text:p text:style-name="P8">**Plant:** Spring (bushes) <text:s/></text:p>
      <text:p text:style-name="P8">**Harvest:** Midsummer (fruit) <text:s/></text:p>
      <text:p text:style-name="P8">**Primary Nutritional Benefit:** High in antioxidants and vitamin C; supports cognitive and cardiovascular health. <text:s/></text:p>
      <text:p text:style-name="P8">• Ripen in midsummer <text:s/></text:p>
      <text:p text:style-name="P8">• Red fall foliage (ornamental value) <text:s/></text:p>
      <text:p text:style-name="P8">• Requires acidic soil <text:s/></text:p>
      <text:p text:style-name="P8">• Plant two varieties for cross-pollination <text:s/></text:p>
      <text:p text:style-name="P8"/>
      <text:p text:style-name="P8">---</text:p>
      <text:p text:style-name="P8">**Ostrich Fern** <text:s/></text:p>
      <text:p text:style-name="P8">**Plant:** Early spring (roots) <text:s/></text:p>
      <text:p text:style-name="P8">**Harvest:** Early spring (fiddleheads) <text:s/></text:p>
      <text:p text:style-name="P8">**Primary Nutritional Benefit:** High in vitamins A and C; provides unique spring greens. <text:s/></text:p>
      <text:p text:style-name="P8">• Harvest shoots in early spring when 2-6" tall <text:s/></text:p>
      <text:p text:style-name="P8">• Grows in shade <text:s/></text:p>
      <text:p text:style-name="P8">• Must cook 10+ minutes to remove toxins <text:s/></text:p>
      <text:p text:style-name="P8">• Ornamental and edible <text:s/></text:p>
      <text:p text:style-name="P8"/>
      <text:p text:style-name="P8">---</text:p>
      <text:p text:style-name="P8">**Ramps** <text:s/></text:p>
      <text:p text:style-name="P8">**Plant:** Early spring (seeds or divisions) <text:s/></text:p>
      <text:p text:style-name="P8">**Harvest:** Spring (leaves and bulbs) <text:s/></text:p>
      <text:p text:style-name="P8">**Primary Nutritional Benefit:** High in vitamins A and C; provides early spring flavor and nutrients. <text:s/></text:p>
      <text:p text:style-name="P8">• North American native <text:s/></text:p>
      <text:p text:style-name="P8">• Plant under deciduous trees <text:s/></text:p>
      <text:p text:style-name="P8">• Needs several years to mature before harvest <text:s/></text:p>
      <text:p text:style-name="P8">• Shade-tolerant <text:s/></text:p>
      <text:p text:style-name="P8"/>
      <text:p text:style-name="P8"><text:soft-page-break/>---</text:p>
      <text:p text:style-name="P8">**Water Celery** <text:s/></text:p>
      <text:p text:style-name="P8">**Plant:** Spring (seeds or cuttings) <text:s/></text:p>
      <text:p text:style-name="P8">**Harvest:** Year-round (all parts) <text:s/></text:p>
      <text:p text:style-name="P8">**Primary Nutritional Benefit:** High in vitamins A and C; provides continuous leafy greens. <text:s/></text:p>
      <text:p text:style-name="P8">• Edible ground cover <text:s/></text:p>
      <text:p text:style-name="P8">• Thrives in wet conditions <text:s/></text:p>
      <text:p text:style-name="P8">• All parts edible year-round <text:s/></text:p>
      <text:p text:style-name="P8">• Spreads quickly, 9-28" tall <text:s/></text:p>
      <text:p text:style-name="P8"/>
      <text:p text:style-name="P8">---</text:p>
      <text:p text:style-name="P8">**Yacon** <text:s/></text:p>
      <text:p text:style-name="P8">**Plant:** After frost (rhizomes) <text:s/></text:p>
      <text:p text:style-name="P8">**Harvest:** After flowers die back (tubers) <text:s/></text:p>
      <text:p text:style-name="P8">**Primary Nutritional Benefit:** High in inulin (prebiotic fiber), supports gut health and blood sugar regulation. <text:s/></text:p>
      <text:p text:style-name="P8">• Tubers resemble sweet potatoes <text:s/></text:p>
      <text:p text:style-name="P8">• Fruity taste, starchless <text:s/></text:p>
      <text:p text:style-name="P8">• Often eaten raw <text:s/></text:p>
      <text:p text:style-name="P8">• Harvest after flowers die back <text:s/></text:p>
      <text:p text:style-name="P8">• Separate and replant rhizomes <text:s/></text:p>
      <text:p text:style-name="P8">• Plants reach 6.5 feet tall <text:s/></text:p>
      <text:p text:style-name="P8"/>
      <text:p text:style-name="P8">---</text:p>
      <text:p text:style-name="P8">**Oca** <text:s/></text:p>
      <text:p text:style-name="P8">**Plant:** Spring (tubers) <text:s/></text:p>
      <text:p text:style-name="P8">**Harvest:** Fall (after first frost) <text:s/></text:p>
      <text:p text:style-name="P8">**Primary Nutritional Benefit:** High in complex carbohydrates and antioxidants; supports energy and immune function. <text:s/></text:p>
      <text:p text:style-name="P8">• Can produce up to 3 lbs tubers per plant <text:s/></text:p>
      <text:p text:style-name="P8">• Lift tubers in sub-zero winters <text:s/></text:p>
      <text:p text:style-name="P8">• Otherwise treat as annual in cold climates <text:s/></text:p>
      <text:p text:style-name="P8"/>
      <text:p text:style-name="P8">---</text:p>
      <text:p text:style-name="P8">**True Artichoke** <text:s/></text:p>
      <text:p text:style-name="P8">**Plant:** Spring (dormant roots) <text:s/></text:p>
      <text:p text:style-name="P8">**Harvest:** Early summer (flower buds) <text:s/></text:p>
      <text:p text:style-name="P8">**Primary Nutritional Benefit:** High in antioxidants and fiber; supports liver and digestive health. <text:s/></text:p>
      <text:p text:style-name="P8">• Hardy to USDA Zone 6 with mulch <text:s/></text:p>
      <text:p text:style-name="P8">• Best in zones 7-10 <text:s/></text:p>
      <text:p text:style-name="P8">• Attractive silvery foliage <text:s/></text:p>
      <text:p text:style-name="P8">• Harvest large green flower buds in early summer <text:s/></text:p>
      <text:p text:style-name="P8">• 6" purple blooms if unharvested <text:s/></text:p>
      <text:p text:style-name="P8"/>
      <text:p text:style-name="P8"/>
      <text:p text:style-name="P8">*<text:span text:style-name="T1">Note</text:span>: This list includes all perennials and additional fruit/vegetable options fit the survival/low-maintenance criteria. <text:span text:style-name="T1">Survival strategy</text:span>: Use these perennials as your low-maintenance base, but integrate chickens (eggs), rabbits, fish, or dairy goats for complete nutrition.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stem-ui" svg:font-family="system-ui, apple-system, BlinkMacSystemFont, 'Segoe UI', Roboto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02T21:10:30.85</meta:creation-date>
    <dc:date>2026-01-02T21:40:23.45</dc:date>
    <meta:editing-duration>PT29M51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5" meta:paragraph-count="232" meta:word-count="1269" meta:character-count="8830"/>
  </office:meta>
</office:document-meta>
</file>